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18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5.563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6.29cm"/>
    </style:style>
    <style:style style:name="co13" style:family="table-column">
      <style:table-column-properties fo:break-before="auto" style:column-width="3.357cm"/>
    </style:style>
    <style:style style:name="co14" style:family="table-column">
      <style:table-column-properties fo:break-before="auto" style:column-width="5.727cm"/>
    </style:style>
    <style:style style:name="co15" style:family="table-column">
      <style:table-column-properties fo:break-before="auto" style:column-width="5.454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00ff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8080"/>
    </style:style>
    <style:style style:name="ta5" style:family="table" style:master-page-name="Default">
      <style:table-properties table:display="true" style:writing-mode="lr-tb" tableooo:tab-color="#00ff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 style:data-style-name="N37"/>
  </office:automatic-styles>
  <office:body>
    <office:spreadsheet>
      <table:table table:name="Instruccione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Se incluyen algunos datos de ejempl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yectos: Cargar al menos uno para cada legislatura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ías de Proyectos" table:style-name="ta2">
        <table:table-column table:style-name="co2" table:default-cell-style-name="Default"/>
        <table:table-row table:style-name="ro1">
          <table:table-cell office:value-type="string">
            <text:p>Nombre de Categoría</text:p>
          </table:table-cell>
        </table:table-row>
        <table:table-row table:style-name="ro1">
          <table:table-cell office:value-type="string">
            <text:p>Minería</text:p>
          </table:table-cell>
        </table:table-row>
        <table:table-row table:style-name="ro1">
          <table:table-cell office:value-type="string">
            <text:p>Telecomunicaciones</text:p>
          </table:table-cell>
        </table:table-row>
      </table:table>
      <table:table table:name="Legisltaura" table:style-name="ta3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Nombre Legislatura</text:p>
          </table:table-cell>
          <table:table-cell office:value-type="string">
            <text:p>Provincia</text:p>
          </table:table-cell>
          <table:table-cell office:value-type="string">
            <text:p>País</text:p>
          </table:table-cell>
          <table:table-cell office:value-type="string">
            <text:p>Tipo</text:p>
          </table:table-cell>
        </table:table-row>
        <table:table-row table:style-name="ro3">
          <table:table-cell office:value-type="string">
            <text:p>Congreso Nacional</text:p>
          </table:table-cell>
          <table:table-cell table:number-columns-repeated="2"/>
          <table:table-cell office:value-type="string">
            <text:p>Bicameral</text:p>
          </table:table-cell>
        </table:table-row>
        <table:table-row table:style-name="ro3">
          <table:table-cell office:value-type="string">
            <text:p>Legislatura de Chaco</text:p>
          </table:table-cell>
          <table:table-cell office:value-type="string">
            <text:p>Chaco</text:p>
          </table:table-cell>
          <table:table-cell office:value-type="string">
            <text:p>Argentina</text:p>
          </table:table-cell>
          <table:table-cell office:value-type="string">
            <text:p>Unicameral</text:p>
          </table:table-cell>
        </table:table-row>
        <table:table-row table:style-name="ro3">
          <table:table-cell office:value-type="string">
            <text:p>Legislatura de Buenos Aires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office:value-type="string">
            <text:p>Bicameral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royecto de Ley" table:style-name="ta4"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Referencia</text:p>
          </table:table-cell>
          <table:table-cell office:value-type="string">
            <text:p>Nombre Proyecto</text:p>
          </table:table-cell>
          <table:table-cell office:value-type="string">
            <text:p>Nombre Legislatura</text:p>
          </table:table-cell>
          <table:table-cell office:value-type="string">
            <text:p>Cámara de entrada</text:p>
          </table:table-cell>
          <table:table-cell office:value-type="string">
            <text:p>Fecha de ingreso</text:p>
          </table:table-cell>
          <table:table-cell office:value-type="string">
            <text:p>Categorías (separadas por coma)</text:p>
          </table:table-cell>
          <table:table-cell office:value-type="string">
            <text:p>Resumen del Proyecto</text:p>
          </table:table-cell>
        </table:table-row>
        <table:table-row table:style-name="ro1">
          <table:table-cell office:value-type="string">
            <text:p>Ejemplo_01</text:p>
          </table:table-cell>
          <table:table-cell office:value-type="string">
            <text:p>Proyecto de ejemplo</text:p>
          </table:table-cell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table:style-name="ce2" office:value-type="date" office:date-value="2013-01-01">
            <text:p>01/01/13</text:p>
          </table:table-cell>
          <table:table-cell office:value-type="string">
            <text:p>Minería, Telecomunicaciones</text:p>
          </table:table-cell>
          <table:table-cell office:value-type="string">
            <text:p>Este es el resumen del proyecto</text:p>
          </table:table-cell>
        </table:table-row>
      </table:table>
      <table:table table:name="Detalla del Proyecto" table:style-name="ta4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Nombre Proyecto</text:p>
          </table:table-cell>
          <table:table-cell office:value-type="string">
            <text:p>Nombre Comisión</text:p>
          </table:table-cell>
          <table:table-cell office:value-type="string">
            <text:p>Cámara</text:p>
          </table:table-cell>
        </table:table-row>
        <table:table-row table:style-name="ro1">
          <table:table-cell office:value-type="string">
            <text:p>Proyecto de ejemplo</text:p>
          </table:table-cell>
          <table:table-cell office:value-type="string">
            <text:p>ASUNTOS CONSTITUCIONALES</text:p>
          </table:table-cell>
          <table:table-cell office:value-type="string">
            <text:p>Diputados</text:p>
          </table:table-cell>
        </table:table-row>
      </table:table>
      <table:table table:name="Agendas de trat. comi." table:style-name="ta5"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row table:style-name="ro1">
          <table:table-cell office:value-type="string">
            <text:p>Nombre Legislatura</text:p>
          </table:table-cell>
          <table:table-cell office:value-type="string">
            <text:p>Fecha</text:p>
          </table:table-cell>
          <table:table-cell office:value-type="string">
            <text:p>Cámara</text:p>
          </table:table-cell>
          <table:table-cell office:value-type="string">
            <text:p>Nombre Comisión</text:p>
          </table:table-cell>
          <table:table-cell office:value-type="string">
            <text:p>Nombre Proyecto</text:p>
          </table:table-cell>
          <table:table-cell office:value-type="string">
            <text:p>Resumen</text:p>
          </table:table-cell>
        </table:table-row>
        <table:table-row table:style-name="ro1">
          <table:table-cell office:value-type="string">
            <text:p>Congreso Nacional</text:p>
          </table:table-cell>
          <table:table-cell table:style-name="ce2" office:value-type="date" office:date-value="2013-03-01">
            <text:p>01/03/13</text:p>
          </table:table-cell>
          <table:table-cell office:value-type="string">
            <text:p>Diputados</text:p>
          </table:table-cell>
          <table:table-cell office:value-type="string">
            <text:p>ASUNTOS CONSTITUCIONALES</text:p>
          </table:table-cell>
          <table:table-cell office:value-type="string">
            <text:p>Proyecto de ejemplo</text:p>
          </table:table-cell>
          <table:table-cell office:value-type="string">
            <text:p>Este es el resumen de lo tratado</text:p>
          </table:table-cell>
        </table:table-row>
      </table:table>
      <table:table table:name="Agendas de trat. recinto" table:style-name="ta5"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>
            <text:p>Nombre Legislatura</text:p>
          </table:table-cell>
          <table:table-cell office:value-type="string">
            <text:p>Fecha</text:p>
          </table:table-cell>
          <table:table-cell office:value-type="string">
            <text:p>Cámara</text:p>
          </table:table-cell>
          <table:table-cell office:value-type="string">
            <text:p>Nombre Proyecto</text:p>
          </table:table-cell>
          <table:table-cell office:value-type="string">
            <text:p>Resumen</text:p>
          </table:table-cell>
        </table:table-row>
        <table:table-row table:style-name="ro1">
          <table:table-cell office:value-type="string">
            <text:p>Congreso Nacional</text:p>
          </table:table-cell>
          <table:table-cell table:style-name="ce2" office:value-type="date" office:date-value="2013-06-01">
            <text:p>01/06/13</text:p>
          </table:table-cell>
          <table:table-cell office:value-type="string">
            <text:p>Diputados</text:p>
          </table:table-cell>
          <table:table-cell office:value-type="string">
            <text:p>Proyecto de ejemplo</text:p>
          </table:table-cell>
          <table:table-cell office:value-type="string">
            <text:p>Este es el resumen de lo trat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FZSongS-Extended(SIP)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1T12:08:29</dc:date>
    <dc:creator>Juan Scarafia</dc:creator>
    <meta:generator>LibreOffice/3.5$Linux_X86_64 LibreOffice_project/350m1$Build-2</meta:generator>
    <meta:editing-duration>PT10M44S</meta:editing-duration>
    <meta:editing-cycles>5</meta:editing-cycles>
    <meta:document-statistic meta:table-count="7" meta:cell-count="61" meta:object-count="0"/>
  </office:meta>
</office:document-meta>
</file>